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Arial3" svg:font-family="Arial" style:font-adornments="Regular" style:font-family-generic="swiss" style:font-pitch="variable"/>
    <style:font-face style:name="Arial4" svg:font-family="Arial" style:font-adornments="Regular" style:font-family-generic="swiss"/>
    <style:font-face style:name="Arial5" svg:font-family="Arial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" svg:font-family="'Linux Biolinum'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9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59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2.54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76cm"/>
      <style:paragraph-properties style:writing-mode="lr-tb"/>
    </style:style>
    <style:style style:name="gr7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1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style:shrink-to-fit="tru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draw:fit-to-size="false" style:shrink-to-fit="true" fo:min-height="0.712cm" fo:min-width="2.821cm"/>
      <style:paragraph-properties style:writing-mode="lr-tb"/>
    </style:style>
    <style:style style:name="gr11" style:family="graphic" style:parent-style-name="objectwithoutfill">
      <style:graphic-properties draw:stroke="dash" draw:stroke-dash="Fine_20_Dashed" svg:stroke-width="0.053cm" svg:stroke-color="#000000" draw:marker-start-width="0.279cm" draw:marker-end="Arrowheads_20_1" draw:marker-end-width="0.379cm" svg:stroke-linecap="butt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23cm"/>
      <style:paragraph-properties style:writing-mode="lr-tb"/>
    </style:style>
    <style:style style:name="gr13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style:text-position="33% 58%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c0000" loext:opacity="100%"/>
    </style:style>
    <style:style style:name="P5" style:family="paragraph">
      <loext:graphic-properties draw:fill="none" draw:fill-color="#ffffff"/>
      <style:paragraph-properties style:writing-mode="lr-tb"/>
      <style:text-properties fo:color="#cc0000" loext:opacity="100%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 style:text-position="33% 58%"/>
    </style:style>
    <style:style style:name="P8" style:family="paragraph">
      <loext:graphic-properties draw:fill="none" draw:fill-color="#ffffff"/>
      <style:paragraph-properties style:writing-mode="lr-tb"/>
      <style:text-properties fo:color="#cc0000" loext:opacity="100%" style:text-position="33% 58%"/>
    </style:style>
    <style:style style:name="P9" style:family="paragraph">
      <style:text-properties fo:color="#cc0000" loext:opacity="100%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style:text-position="0% 100%" style:font-name="Arial" style:font-name-asian="Arial" style:font-name-complex="Arial"/>
    </style:style>
    <style:style style:name="T4" style:family="text">
      <style:text-properties fo:font-variant="normal" fo:text-transform="none" fo:color="#cc0000" loext:opacity="10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c0000" loext:opacity="10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cc0000" loext:opacity="100%" style:text-outline="false" style:text-line-through-style="none" style:text-line-through-type="none" style:font-name="Arial3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cc0000" loext:opacity="100%" style:text-position="0% 100%" style:font-name="Arial" style:font-name-asian="Arial" style:font-name-complex="Arial"/>
    </style:style>
    <style:style style:name="T8" style:family="text">
      <style:text-properties fo:color="#cc0000" loext:opacity="100%"/>
    </style:style>
    <style:style style:name="T9" style:family="text">
      <style:text-properties fo:color="#cc0000" loext:opacity="100%" style:text-position="33% 58%"/>
    </style:style>
    <style:style style:name="T10" style:family="text">
      <style:text-properties fo:color="#000000" loext:opacity="100%" style:text-position="33% 58%"/>
    </style:style>
    <style:style style:name="T11" style:family="text">
      <style:text-properties fo:color="#000000" loext:opacity="100%" style:text-position="0% 100%"/>
    </style:style>
    <style:style style:name="T12" style:family="text">
      <style:text-properties fo:color="#000000" loext:opacity="100%" style:text-position="0% 100%" style:font-name="Arial" style:font-name-asian="Arial" style:font-name-complex="Arial"/>
    </style:style>
    <style:style style:name="T13" style:family="text">
      <style:text-properties fo:color="#cc0000" loext:opacity="100%" style:text-position="0% 100%"/>
    </style:style>
    <style:style style:name="T14" style:family="text">
      <style:text-properties fo:color="#cc0000" loext:opacity="100%" style:font-name="Linux Biolinum" fo:font-size="20pt" fo:font-style="normal" style:font-name-asian="Arial" style:font-size-asian="20pt" style:font-style-asian="normal" style:font-name-complex="Arial" style:font-size-complex="20pt" style:font-style-complex="normal" style:text-overline-style="none" style:text-overline-color="font-color"/>
    </style:style>
    <style:style style:name="T15" style:family="text">
      <style:text-properties fo:color="#cc0000" loext:opacity="100%" style:text-position="-8% 58%" style:font-name="Arial3" style:font-name-asian="Arial" style:font-name-complex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96cm" svg:height="0.962cm" svg:x="0.468cm" svg:y="2.145cm">
          <draw:text-box>
            <text:p><text:span text:style-name="T1">9</text:span>Li</text:p>
          </draw:text-box>
        </draw:frame>
        <draw:frame draw:style-name="gr2" draw:text-style-name="P2" draw:layer="layout" svg:width="1.725cm" svg:height="0.962cm" svg:x="2.76cm" svg:y="2.145cm">
          <draw:text-box>
            <text:p><text:span text:style-name="T1">9</text:span><text:span text:style-name="T2">Be*</text:span></text:p>
          </draw:text-box>
        </draw:frame>
        <draw:frame draw:style-name="gr3" draw:text-style-name="P2" draw:layer="layout" svg:width="2.61cm" svg:height="0.962cm" svg:x="6.18cm" svg:y="2.145cm">
          <draw:text-box>
            <text:p><text:span text:style-name="T1">5</text:span><text:span text:style-name="T2">He + </text:span><text:span text:style-name="T3">α</text:span></text:p>
          </draw:text-box>
        </draw:frame>
        <draw:frame draw:style-name="gr4" draw:text-style-name="P1" draw:layer="layout" svg:width="2.559cm" svg:height="0.962cm" svg:x="6.18cm" svg:y="0.356cm">
          <draw:text-box>
            <text:p><text:span text:style-name="T1">8</text:span>Be + n</text:p>
          </draw:text-box>
        </draw:frame>
        <draw:frame draw:style-name="gr5" draw:text-style-name="P4" draw:layer="layout" svg:width="3.046cm" svg:height="0.962cm" svg:x="10.574cm" svg:y="1.304cm">
          <draw:text-box>
            <text:p text:style-name="P3"><text:span text:style-name="T4">n + </text:span><text:span text:style-name="T5">α</text:span><text:span text:style-name="T6"> + </text:span><text:span text:style-name="T7">α</text:span></text:p>
          </draw:text-box>
        </draw:frame>
        <draw:frame draw:style-name="gr6" draw:text-style-name="P5" draw:layer="layout" svg:width="0.976cm" svg:height="0.962cm" svg:x="2.482cm" svg:y="0.356cm">
          <draw:text-box>
            <text:p><text:span text:style-name="T8">e</text:span><text:span text:style-name="T9">-</text:span></text:p>
          </draw:text-box>
        </draw:frame>
        <draw:line draw:style-name="gr7" draw:text-style-name="P6" draw:layer="layout" svg:x1="1.629cm" svg:y1="2.176cm" svg:x2="2.605cm" svg:y2="1.16cm">
          <text:p/>
        </draw:line>
        <draw:line draw:style-name="gr7" draw:text-style-name="P6" draw:layer="layout" svg:x1="1.635cm" svg:y1="2.648cm" svg:x2="2.85cm" svg:y2="2.648cm">
          <text:p/>
        </draw:line>
        <draw:line draw:style-name="gr7" draw:text-style-name="P6" draw:layer="layout" svg:x1="4.622cm" svg:y1="2.648cm" svg:x2="6.147cm" svg:y2="2.648cm">
          <text:p/>
        </draw:line>
        <draw:line draw:style-name="gr7" draw:text-style-name="P6" draw:layer="layout" svg:x1="4.671cm" svg:y1="1.948cm" svg:x2="6.208cm" svg:y2="0.977cm">
          <text:p/>
        </draw:line>
        <draw:line draw:style-name="gr7" draw:text-style-name="P6" draw:layer="layout" svg:x1="8.858cm" svg:y1="2.662cm" svg:x2="10.523cm" svg:y2="2.056cm">
          <text:p/>
        </draw:line>
        <draw:line draw:style-name="gr7" draw:text-style-name="P6" draw:layer="layout" svg:x1="8.845cm" svg:y1="0.838cm" svg:x2="10.482cm" svg:y2="1.608cm">
          <text:p/>
        </draw:line>
        <draw:frame draw:style-name="gr8" draw:text-style-name="P1" draw:layer="layout" svg:width="1.514cm" svg:height="0.962cm" svg:x="0.468cm" svg:y="6.845cm">
          <draw:text-box>
            <text:p><text:span text:style-name="T1">8</text:span>He</text:p>
          </draw:text-box>
        </draw:frame>
        <draw:frame draw:style-name="gr2" draw:text-style-name="P2" draw:layer="layout" svg:width="1.725cm" svg:height="0.962cm" svg:x="3.06cm" svg:y="6.845cm">
          <draw:text-box>
            <text:p><text:span text:style-name="T1">8</text:span><text:span text:style-name="T2">Li*</text:span></text:p>
          </draw:text-box>
        </draw:frame>
        <draw:frame draw:style-name="gr9" draw:text-style-name="P7" draw:layer="layout" svg:width="2.521cm" svg:height="0.962cm" svg:x="5.98cm" svg:y="6.845cm">
          <draw:text-box>
            <text:p><text:span text:style-name="T10">7</text:span><text:span text:style-name="T11">Li* + </text:span><text:span text:style-name="T12">n</text:span></text:p>
          </draw:text-box>
        </draw:frame>
        <draw:line draw:style-name="gr7" draw:text-style-name="P6" draw:layer="layout" svg:x1="1.935cm" svg:y1="7.348cm" svg:x2="3.15cm" svg:y2="7.348cm">
          <text:p/>
        </draw:line>
        <draw:line draw:style-name="gr7" draw:text-style-name="P6" draw:layer="layout" svg:x1="4.422cm" svg:y1="7.348cm" svg:x2="5.947cm" svg:y2="7.348cm">
          <text:p/>
        </draw:line>
        <draw:frame draw:style-name="gr6" draw:text-style-name="P5" draw:layer="layout" svg:width="0.976cm" svg:height="0.962cm" svg:x="2.769cm" svg:y="5.17cm">
          <draw:text-box>
            <text:p><text:span text:style-name="T8">e</text:span><text:span text:style-name="T9">-</text:span></text:p>
          </draw:text-box>
        </draw:frame>
        <draw:line draw:style-name="gr7" draw:text-style-name="P6" draw:layer="layout" svg:x1="1.916cm" svg:y1="6.99cm" svg:x2="2.892cm" svg:y2="5.974cm">
          <text:p/>
        </draw:line>
        <draw:frame draw:style-name="gr10" draw:text-style-name="P8" draw:layer="layout" svg:width="3.321cm" svg:height="0.962cm" svg:x="9.967cm" svg:y="6.845cm">
          <draw:text-box>
            <text:p><text:span text:style-name="T9">7</text:span><text:span text:style-name="T13">Li + </text:span><text:span text:style-name="T7">n + γ</text:span></text:p>
          </draw:text-box>
        </draw:frame>
        <draw:line draw:style-name="gr7" draw:text-style-name="P6" draw:layer="layout" svg:x1="8.409cm" svg:y1="7.348cm" svg:x2="9.934cm" svg:y2="7.348cm">
          <text:p/>
        </draw:line>
        <draw:line draw:style-name="gr11" draw:text-style-name="P6" draw:layer="layout" svg:x1="1.616cm" svg:y1="3.173cm" svg:x2="2.592cm" svg:y2="4.189cm">
          <text:p/>
        </draw:line>
        <draw:line draw:style-name="gr11" draw:text-style-name="P6" draw:layer="layout" svg:x1="1.903cm" svg:y1="7.687cm" svg:x2="2.879cm" svg:y2="8.703cm">
          <text:p/>
        </draw:line>
        <draw:g>
          <draw:frame draw:style-name="gr12" draw:text-style-name="P5" draw:layer="layout" svg:width="1.044cm" svg:height="1.056cm" svg:x="2.382cm" svg:y="3.956cm">
            <draw:text-box>
              <text:p text:style-name="P9"><text:span text:style-name="T14">ν</text:span><text:span text:style-name="T15">e</text:span></text:p>
            </draw:text-box>
          </draw:frame>
          <draw:line draw:style-name="gr13" draw:text-style-name="P6" draw:layer="layout" svg:x1="2.658cm" svg:y1="4.322cm" svg:x2="2.907cm" svg:y2="4.325cm">
            <text:p/>
          </draw:line>
        </draw:g>
        <draw:g>
          <draw:frame draw:style-name="gr12" draw:text-style-name="P5" draw:layer="layout" svg:width="1.044cm" svg:height="1.056cm" svg:x="2.683cm" svg:y="8.356cm">
            <draw:text-box>
              <text:p text:style-name="P9"><text:span text:style-name="T14">ν</text:span><text:span text:style-name="T15">e</text:span></text:p>
            </draw:text-box>
          </draw:frame>
          <draw:line draw:style-name="gr13" draw:text-style-name="P6" draw:layer="layout" svg:x1="2.959cm" svg:y1="8.722cm" svg:x2="3.208cm" svg:y2="8.725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Arial3" svg:font-family="Arial" style:font-adornments="Regular" style:font-family-generic="swiss" style:font-pitch="variable"/>
    <style:font-face style:name="Arial4" svg:font-family="Arial" style:font-adornments="Regular" style:font-family-generic="swiss"/>
    <style:font-face style:name="Arial5" svg:font-family="Arial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" svg:font-family="'Linux Biolinum'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3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97cm" fo:page-height="9.5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3T17:02:33.346107689</meta:creation-date>
    <dc:date>2021-09-08T17:53:40.401903840</dc:date>
    <meta:editing-duration>PT16M53S</meta:editing-duration>
    <meta:editing-cycles>6</meta:editing-cycles>
    <meta:generator>LibreOffice/7.2.0.4$Linux_X86_64 LibreOffice_project/20$Build-4</meta:generator>
    <meta:document-statistic meta:object-count="29"/>
  </office:meta>
</office:document-meta>
</file>